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ManagerImpl.lockTokenRemoved( SessionImpl session , String 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ierarchyEvent.merge( Hierarch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ManagerImpl.consolidateEvents( EventIterator ev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ckManagerImpl.refresh( PathMap .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ckManagerImpl.holdsLock( NodeImpl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kManagerImpl.end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ManagerImpl.getLockInfos( final SessionImpl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kManagerImpl.externalUnlock( NodeId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kManagerImpl.nodeMoved( Path oldPath , Path new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anagerImpl.getLock( NodeImpl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ierarchy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lo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ierarchyEvent.HierarchyEvent( NodeId id , Path path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ManagerImpl.onEvent( EventIterator ev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anagerImpl.externalLock( NodeId nodeId , boolean isDeep ,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erarchyEvent.getNe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lock( NodeImpl node , boolean isDeep , boolean isSessionSco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checkLock(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LockManagerImpl( SessionImpl session , FileSystem 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ManagerImpl.checkLock( Path path , 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Info.LockInfo( LockToken lockToken , boolean sessionScoped , boolean deep , String lock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setEventChannel( LockEventChannel event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unlock(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cance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sav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ckManagerImpl.elementVisited( PathMap .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erarchyEvent.getOl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internalUnlock( NodeImpl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ockManagerImpl.reapplyLock( LockToken lock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kManager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lockTokenAdded( SessionImpl session , String 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ckManagerImpl.nodeAdded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anagerImpl.internalLock( NodeImpl node , boolean isDeep , boolean isSessionScop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ockManagerImpl.getLockInfo( Node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ckManagerImpl.begin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getLocks( SessionImpl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Info.loggingOut( SessionImpl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ckManagerImpl.acqui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kManager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isLockHolder( Session session , NodeImpl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ManagerImpl.nodeRemoved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anagerImpl.isLocked( NodeImpl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kManagerImpl.getPath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dump( final PrintStream 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kInfo.loggedOut(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